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2.669cm" style:rel-column-width="1513*"/>
    </style:style>
    <style:style style:name="Tabelle1.B" style:family="table-column">
      <style:table-column-properties style:column-width="0.979cm" style:rel-column-width="555*"/>
    </style:style>
    <style:style style:name="Tabelle1.C" style:family="table-column">
      <style:table-column-properties style:column-width="1.468cm" style:rel-column-width="832*"/>
    </style:style>
    <style:style style:name="Tabelle1.D" style:family="table-column">
      <style:table-column-properties style:column-width="20.585cm" style:rel-column-width="11670*"/>
    </style:style>
    <style:style style:name="Tabelle1.A1" style:family="table-cell">
      <style:table-cell-properties fo:background-color="#c0c0c0" fo:padding="0.097cm" fo:border-left="0.5pt solid #000000" fo:border-right="none" fo:border-top="0.5pt solid #000000" fo:border-bottom="0.05pt solid #000000">
        <style:background-image/>
      </style:table-cell-properties>
    </style:style>
    <style:style style:name="Tabelle1.B1" style:family="table-cell">
      <style:table-cell-properties fo:background-color="#c0c0c0" fo:padding="0.097cm" fo:border-left="0.05pt solid #000000" fo:border-right="none" fo:border-top="0.5pt solid #000000" fo:border-bottom="0.05pt solid #000000">
        <style:background-image/>
      </style:table-cell-properties>
    </style:style>
    <style:style style:name="Tabelle1.D1" style:family="table-cell">
      <style:table-cell-properties fo:background-color="#c0c0c0" fo:padding="0.097cm" fo:border-left="0.05pt solid #000000" fo:border-right="0.05pt solid #000000" fo:border-top="0.5pt solid #000000" fo:border-bottom="0.05pt solid #000000">
        <style:background-image/>
      </style:table-cell-properties>
    </style:style>
    <style:style style:name="Tabelle1.A2" style:family="table-cell">
      <style:table-cell-properties style:vertical-align="middle" fo:padding="0.097cm" fo:border-left="0.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25pt solid #000000" fo:border-right="0.5pt dashed #000000" fo:border-top="0.25pt solid #000000" fo:border-bottom="0.25pt solid #000000"/>
    </style:style>
    <style:style style:name="Tabelle1.A3" style:family="table-cell">
      <style:table-cell-properties fo:padding="0.097cm" fo:border-left="0.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D5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A6" style:family="table-cell">
      <style:table-cell-properties fo:padding="0.097cm" fo:border-left="0.5pt solid #000000" fo:border-right="none" fo:border-top="none" fo:border-bottom="0.05pt solid #000000"/>
    </style:style>
    <style:style style:name="Tabelle1.D6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A8" style:family="table-cell">
      <style:table-cell-properties fo:padding="0.097cm" fo:border-left="0.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25pt solid #000000" fo:border-right="0.5pt dashed #000000" fo:border-top="none" fo:border-bottom="0.25pt solid #000000"/>
    </style:style>
    <style:style style:name="Tabelle1.A9" style:family="table-cell">
      <style:table-cell-properties fo:padding="0.097cm" fo:border-left="0.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25pt solid #000000" fo:border-right="0.5pt dashed #000000" fo:border-top="none" fo:border-bottom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e84fb"/>
    </style:style>
    <style:style style:name="P7" style:family="paragraph" style:parent-style-name="Table_20_Contents">
      <style:paragraph-properties fo:text-align="center" style:justify-single-word="false"/>
      <style:text-properties officeooo:paragraph-rsid="002069e1"/>
    </style:style>
    <style:style style:name="P8" style:family="paragraph" style:parent-style-name="Table_20_Contents">
      <style:paragraph-properties fo:text-align="center" style:justify-single-word="false"/>
      <style:text-properties officeooo:paragraph-rsid="00222eb8"/>
    </style:style>
    <style:style style:name="P9" style:family="paragraph" style:parent-style-name="Table_20_Contents">
      <style:paragraph-properties fo:text-align="center" style:justify-single-word="false"/>
      <style:text-properties officeooo:paragraph-rsid="00248f0d"/>
    </style:style>
    <style:style style:name="P10" style:family="paragraph" style:parent-style-name="Table_20_Contents">
      <style:paragraph-properties fo:text-align="center" style:justify-single-word="false"/>
      <style:text-properties officeooo:paragraph-rsid="0025c505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e84fb"/>
    </style:style>
    <style:style style:name="P13" style:family="paragraph" style:parent-style-name="Table_20_Contents">
      <style:paragraph-properties fo:text-align="start" style:justify-single-word="false"/>
      <style:text-properties officeooo:paragraph-rsid="00222eb8"/>
    </style:style>
    <style:style style:name="P14" style:family="paragraph" style:parent-style-name="Table_20_Contents">
      <style:paragraph-properties fo:text-align="start" style:justify-single-word="false"/>
      <style:text-properties officeooo:paragraph-rsid="00248f0d"/>
    </style:style>
    <style:style style:name="P15" style:family="paragraph" style:parent-style-name="Table_20_Contents">
      <style:paragraph-properties fo:text-align="start" style:justify-single-word="false"/>
      <style:text-properties officeooo:paragraph-rsid="0025c505"/>
    </style:style>
    <style:style style:name="T1" style:family="text">
      <style:text-properties officeooo:rsid="001e84fb"/>
    </style:style>
    <style:style style:name="T2" style:family="text">
      <style:text-properties officeooo:rsid="002069e1"/>
    </style:style>
    <style:style style:name="T3" style:family="text">
      <style:text-properties officeooo:rsid="00222eb8"/>
    </style:style>
    <style:style style:name="T4" style:family="text">
      <style:text-properties officeooo:rsid="00248f0d"/>
    </style:style>
    <style:style style:name="T5" style:family="text">
      <style:text-properties officeooo:rsid="0025c505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fo:background-color="transparent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ndenentwurf</text:p>
      <text:p text:style-name="P1"/>
      <text:p text:style-name="P2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Phase </text:p>
          </table:table-cell>
          <table:table-cell table:style-name="Tabelle1.B1" office:value-type="string">
            <text:p text:style-name="P3">Zeit </text:p>
          </table:table-cell>
          <table:table-cell table:style-name="Tabelle1.B1" office:value-type="string">
            <text:p text:style-name="P3">SF</text:p>
          </table:table-cell>
          <table:table-cell table:style-name="Tabelle1.D1" office:value-type="string">
            <text:p text:style-name="P3">Handlung </text:p>
          </table:table-cell>
        </table:table-row>
        <table:table-row>
          <table:table-cell table:style-name="Tabelle1.A2" table:number-rows-spanned="2" office:value-type="string">
            <text:p text:style-name="P3"><text:s/>Einstieg</text:p>
          </table:table-cell>
          <table:table-cell table:style-name="Tabelle1.B3" office:value-type="string">
            <text:p text:style-name="P7"><text:span text:style-name="T5">2</text:span><text:span text:style-name="T2">'</text:span></text:p>
          </table:table-cell>
          <table:table-cell table:style-name="Tabelle1.C3" office:value-type="string">
            <text:p text:style-name="P9"><text:span text:style-name="T4">LSG</text:span></text:p>
          </table:table-cell>
          <table:table-cell table:style-name="Tabelle1.D2" office:value-type="string">
            <text:p text:style-name="P15"><text:span text:style-name="T5">Der Begriff der Funktionssschar wird als abkürzende Schreibweise der Terme ( …) eingeführt.</text:span></text:p>
          </table:table-cell>
        </table:table-row>
        <table:table-row>
          <table:covered-table-cell/>
          <table:table-cell table:style-name="Tabelle1.B3" office:value-type="string">
            <text:p text:style-name="P10"><text:span text:style-name="T5">8'</text:span></text:p>
          </table:table-cell>
          <table:table-cell table:style-name="Tabelle1.C3" office:value-type="string">
            <text:p text:style-name="P10"><text:span text:style-name="T5">LSG</text:span></text:p>
          </table:table-cell>
          <table:table-cell table:style-name="Tabelle1.D3" office:value-type="string">
            <text:p text:style-name="P15"><text:span text:style-name="T5">Nach der Betrachtung des Koordinatensystem mit zwei Graphen von Funktionen aus der Funktionsschar und der Lagen deren lokalen Minimums werden Gemeinsamkeiten der Funktionen beschrieben.</text:span></text:p>
          </table:table-cell>
        </table:table-row>
        <table:table-row>
          <table:table-cell table:style-name="Tabelle1.A2" office:value-type="string">
            <text:p text:style-name="P3"><draw:frame draw:style-name="fr2" draw:name="Objekt2" text:anchor-type="as-char" svg:y="-0.788cm" svg:width="1.032cm" svg:height="0.81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1.B4" table:number-columns-spanned="2" office:value-type="string">
            <text:p text:style-name="P6"><text:span text:style-name="T1">Leitfrage</text:span></text:p>
          </table:table-cell>
          <table:covered-table-cell/>
          <table:table-cell table:style-name="Tabelle1.D4" office:value-type="string">
            <text:p text:style-name="P12"><text:span text:style-name="T1">Gibt es für jedes positive Stelle eine Funktion in der Funktion</text:span><text:span text:style-name="T2">s</text:span><text:span text:style-name="T1">schar </text:span><text:span text:style-name="T1"><draw:frame draw:style-name="fr1" draw:name="Objekt1" text:anchor-type="as-char" svg:y="-0.619cm" svg:width="3.17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die </text:span><text:span text:style-name="T2">an dieser Stelle</text:span><text:span text:style-name="T1"> ein lokales Minimum annimmt?</text:span></text:p>
          </table:table-cell>
        </table:table-row>
        <table:table-row>
          <table:table-cell table:style-name="Tabelle1.A2" table:number-rows-spanned="2" office:value-type="string">
            <text:p text:style-name="P3">Erarbeitung</text:p>
          </table:table-cell>
          <table:table-cell table:style-name="Tabelle1.B4" office:value-type="string">
            <text:p text:style-name="P7"><text:span text:style-name="T2">2</text:span><text:span text:style-name="T4">0</text:span><text:span text:style-name="T2">'</text:span></text:p>
          </table:table-cell>
          <table:table-cell table:style-name="Tabelle1.B4" office:value-type="string">
            <text:p text:style-name="P8"><text:span text:style-name="T3">EA</text:span></text:p>
          </table:table-cell>
          <table:table-cell table:style-name="Tabelle1.D5" office:value-type="string">
            <text:p text:style-name="P13"><text:span text:style-name="T3">Die Schüler bearbeiten die Blütenaufgabe.</text:span></text:p>
          </table:table-cell>
        </table:table-row>
        <table:table-row>
          <table:covered-table-cell/>
          <table:table-cell table:style-name="Tabelle1.B4" office:value-type="string">
            <text:p text:style-name="P7"><text:span text:style-name="T2">10'</text:span></text:p>
          </table:table-cell>
          <table:table-cell table:style-name="Tabelle1.B4" office:value-type="string">
            <text:p text:style-name="P8"><text:span text:style-name="T3">GA</text:span></text:p>
          </table:table-cell>
          <table:table-cell table:style-name="Tabelle1.D6" office:value-type="string">
            <text:p text:style-name="P13"><text:span text:style-name="T3">Die Schüler ordnen sich auf die Teilaufgaben bezogenen Kleingruppen zu, vergleichen den entsprechenden Aufgabenteil und fertigen eine Folie für die Präsentation an.</text:span></text:p>
          </table:table-cell>
        </table:table-row>
        <table:table-row>
          <table:table-cell table:style-name="Tabelle1.A2" table:number-rows-spanned="2" office:value-type="string">
            <text:p text:style-name="P3">Sicherung</text:p>
          </table:table-cell>
          <table:table-cell table:style-name="Tabelle1.B8" office:value-type="string">
            <text:p text:style-name="P9"><text:span text:style-name="T4">10'</text:span></text:p>
          </table:table-cell>
          <table:table-cell table:style-name="Tabelle1.C8" office:value-type="string">
            <text:p text:style-name="P9"><text:span text:style-name="T4">SV</text:span></text:p>
          </table:table-cell>
          <table:table-cell table:style-name="Tabelle1.D7" office:value-type="string">
            <text:p text:style-name="P14"><text:span text:style-name="T4">Die Schüler präsentieren kurz die von ihnen erarbeiteten Ergebnisse</text:span></text:p>
          </table:table-cell>
        </table:table-row>
        <table:table-row>
          <table:covered-table-cell/>
          <table:table-cell table:style-name="Tabelle1.B8" office:value-type="string">
            <text:p text:style-name="P9"><text:span text:style-name="T4">10'</text:span></text:p>
          </table:table-cell>
          <table:table-cell table:style-name="Tabelle1.C8" office:value-type="string">
            <text:p text:style-name="P9"><text:span text:style-name="T4">LSG</text:span></text:p>
          </table:table-cell>
          <table:table-cell table:style-name="Tabelle1.D8" office:value-type="string">
            <text:p text:style-name="P4"/>
          </table:table-cell>
        </table:table-row>
        <table:table-row>
          <table:table-cell table:style-name="Tabelle1.A9" office:value-type="string">
            <text:p text:style-name="P7"><text:span text:style-name="T2">HA</text:span></text:p>
          </table:table-cell>
          <table:table-cell table:style-name="Tabelle1.B9" office:value-type="string">
            <text:p text:style-name="P3"/>
          </table:table-cell>
          <table:table-cell table:style-name="Tabelle1.C9" office:value-type="string">
            <text:p text:style-name="P3"/>
          </table:table-cell>
          <table:table-cell table:style-name="Tabelle1.D9" office:value-type="string">
            <text:p text:style-name="P14"><text:span text:style-name="T4">Freiwillige Ergänzung der Lösung zum vierten Aufgabenteil.</text:span></text:p>
          </table:table-cell>
        </table:table-row>
      </table:table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3:10:38</meta:creation-date>
    <meta:editing-duration>PT22M55S</meta:editing-duration>
    <meta:editing-cycles>11</meta:editing-cycles>
    <meta:generator>LibreOffice/3.6$Linux_X86_64 LibreOffice_project/360m1$Build-2</meta:generator>
    <meta:initial-creator>benjamin </meta:initial-creator>
    <dc:date>2013-07-22T13:34:36</dc:date>
    <dc:creator>benjamin </dc:creator>
    <meta:document-statistic meta:table-count="1" meta:image-count="0" meta:object-count="2" meta:page-count="1" meta:paragraph-count="30" meta:word-count="121" meta:character-count="835" meta:non-whitespace-character-count="736"/>
    <meta:template xlink:type="simple" xlink:actuate="onRequest" xlink:title="Vorlage_Eigenentwurf" xlink:href="../../.config/libreoffice/3/user/template/Vorlage_Eigenentwurf.odt" meta:date="2013-07-22T13:10:37"/>
  </office:meta>
</office:document-meta>
</file>

<file path=Object 1/content.xml><?xml version="1.0" encoding="utf-8"?>
<math xmlns="http://www.w3.org/1998/Math/MathML">
  <semantics>
    <mrow>
      <msub>
        <mi>f</mi>
        <mi>a</mi>
      </msub>
      <mrow>
        <mrow>
          <mo stretchy="false">(</mo>
          <mrow>
            <mi>x</mi>
          </mrow>
          <mo stretchy="false">)</mo>
        </mrow>
        <mo stretchy="false">=</mo>
        <mfrac>
          <mn>1</mn>
          <mn>3</mn>
        </mfrac>
      </mrow>
      <mrow>
        <msup>
          <mi>x</mi>
          <mn>3</mn>
        </msup>
        <mo stretchy="false">−</mo>
        <mi>a</mi>
      </mrow>
      <mi>x</mi>
    </mrow>
    <annotation encoding="StarMath 5.0">f_a(x) = 1 over 3 x^3 - a x</annotation>
  </semantics>
</math>
</file>

<file path=Object 2/content.xml><?xml version="1.0" encoding="utf-8"?>
<math xmlns="http://www.w3.org/1998/Math/MathML">
  <semantics>
    <mrow>
      <mo stretchy="false">↓</mo>
    </mrow>
    <annotation encoding="StarMath 5.0">downarrow </annotation>
  </semantics>
</math>
</file>